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6a52" officeooo:paragraph-rsid="00096a52"/>
    </style:style>
    <style:style style:name="P2" style:family="paragraph" style:parent-style-name="Standard">
      <style:paragraph-properties fo:text-align="center" style:justify-single-word="false"/>
      <style:text-properties style:font-name="Loma" fo:font-size="14pt" fo:font-weight="bold" officeooo:rsid="00040e53" officeooo:paragraph-rsid="00040e53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.0398in" fo:margin-bottom="0.0398in" loext:contextual-spacing="false" fo:line-height="200%"/>
      <style:text-properties style:font-name="Loma" officeooo:rsid="00040e53" officeooo:paragraph-rsid="00040e53"/>
    </style:style>
    <style:style style:name="P4" style:family="paragraph" style:parent-style-name="Standard" style:list-style-name="L1">
      <style:paragraph-properties fo:margin-top="0.0398in" fo:margin-bottom="0.0398in" loext:contextual-spacing="false" fo:line-height="200%"/>
      <style:text-properties style:font-name="Loma" officeooo:rsid="00056bf8" officeooo:paragraph-rsid="00056bf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ised Questions</text:p>
      <text:list xml:id="list4532390958929391527" text:style-name="L1">
        <text:list-item>
          <text:p text:style-name="P3">What sub-field of information technology are you interested in?</text:p>
        </text:list-item>
        <text:list-item>
          <text:p text:style-name="P4">How do you stay current with technology?</text:p>
        </text:list-item>
        <text:list-item>
          <text:p text:style-name="P3">What kind of electronic devices do you use to communicate with family, colleagues, or even workmates ? (name in the order of the most frequently used to the least)</text:p>
        </text:list-item>
        <text:list-item>
          <text:p text:style-name="P4">What is the operating system of the frequently used device?</text:p>
        </text:list-item>
        <text:list-item>
          <text:p text:style-name="P4">How often do you access internet using your device?</text:p>
        </text:list-item>
        <text:list-item>
          <text:p text:style-name="P4">What social changes has technology brought to your life?</text:p>
        </text:list-item>
        <text:list-item>
          <text:p text:style-name="P3">How often do you communicate with the people you share in the interest you have in technology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6a52" officeooo:paragraph-rsid="00096a5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maya Dis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1:41:58.241334225</meta:creation-date>
    <meta:generator>LibreOffice/5.0.2.2$Linux_X86_64 LibreOffice_project/00m0$Build-2</meta:generator>
    <dc:date>2016-01-26T22:18:43.510045841</dc:date>
    <meta:editing-duration>PT2M10S</meta:editing-duration>
    <meta:editing-cycles>3</meta:editing-cycles>
    <meta:document-statistic meta:table-count="0" meta:image-count="0" meta:object-count="0" meta:page-count="1" meta:paragraph-count="9" meta:word-count="101" meta:character-count="569" meta:non-whitespace-character-count="484"/>
  </office:meta>
</office:document-meta>
</file>